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77pt" svg:height="255.26pt" svg:x="26.5pt" svg:y="181.45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7pt" svg:height="255.26pt" svg:x="604.26pt" svg:y="124.98pt">
            <loext:p draw:notify-on-update-of-ranges="Sheet1.B1:Sheet1.B7 Sheet1.C1:Sheet1.C7 Sheet1.B1:Sheet1.B7 Sheet1.D1:Sheet1.D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loatingimage.json</text:p>
          </table:table-cell>
          <table:table-cell office:value-type="float" office:value="1.4" calcext:value-type="float">
            <text:p>1.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esting.json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Wikipedia300lines.json</text:p>
          </table:table-cell>
          <table:table-cell office:value-type="float" office:value="75.6" calcext:value-type="float">
            <text:p>75.6</text:p>
          </table:table-cell>
          <table:table-cell office:value-type="float" office:value="5.532" calcext:value-type="float">
            <text:p>5.532</text:p>
          </table:table-cell>
          <table:table-cell table:style-name="ce1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WikipediaAmericanRevolution.json</text:p>
          </table:table-cell>
          <table:table-cell office:value-type="float" office:value="1700" calcext:value-type="float">
            <text:p>1700</text:p>
          </table:table-cell>
          <table:table-cell office:value-type="float" office:value="3255.459" calcext:value-type="float">
            <text:p>3255.459</text:p>
          </table:table-cell>
          <table:table-cell table:style-name="ce1"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WikipediaPokemon.json</text:p>
          </table:table-cell>
          <table:table-cell office:value-type="float" office:value="987.9" calcext:value-type="float">
            <text:p>987.9</text:p>
          </table:table-cell>
          <table:table-cell office:value-type="float" office:value="1206.425" calcext:value-type="float">
            <text:p>1206.425</text:p>
          </table:table-cell>
          <table:table-cell table:style-name="ce1"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WikipediaPythagorousTheorem.json</text:p>
          </table:table-cell>
          <table:table-cell office:value-type="float" office:value="1100" calcext:value-type="float">
            <text:p>1100</text:p>
          </table:table-cell>
          <table:table-cell office:value-type="float" office:value="1747.619" calcext:value-type="float">
            <text:p>1747.619</text:p>
          </table:table-cell>
          <table:table-cell table:style-name="ce1"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WikipediaVPG.json</text:p>
          </table:table-cell>
          <table:table-cell office:value-type="float" office:value="468.3" calcext:value-type="float">
            <text:p>468.3</text:p>
          </table:table-cell>
          <table:table-cell office:value-type="float" office:value="328.118" calcext:value-type="float">
            <text:p>328.118</text:p>
          </table:table-cell>
          <table:table-cell table:style-name="ce1" office:value-type="float" office:value="0.081" calcext:value-type="float">
            <text:p>0.081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ingimage.json: 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ing.json: 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pedia300lines.json: 4.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pediaAmericanRevolution.json: 3105.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pediaPokemon.json: 1154.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pediaPythagorousTheorem.json: 1685.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pediaVPG.json: 317.8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1:53:15.694398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03:54.300928395</meta:creation-date>
    <dc:date>2021-06-10T12:04:37.843848196</dc:date>
    <meta:editing-duration>PT17M34S</meta:editing-duration>
    <meta:editing-cycles>6</meta:editing-cycles>
    <meta:generator>LibreOffice/5.1.6.2$Linux_X86_64 LibreOffice_project/10m0$Build-2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title svg:x="3.502cm" svg:y="0.316cm" chart:style-name="ch2">
          <text:p>HTMLSpec_Pcannotnest Spec Performance </text:p>
        </chart:title>
        <chart:plot-area chart:style-name="ch3" table:cell-range-address="Sheet1.B1:Sheet1.C7" svg:x="1.331cm" svg:y="1.275cm" svg:width="14.358cm" svg:height="6.57cm">
          <chartooo:coordinate-region svg:x="2.323cm" svg:y="1.474cm" svg:width="12.994cm" svg:height="5.724cm"/>
          <chart:axis chart:dimension="x" chart:name="primary-x" chart:style-name="ch4">
            <chart:title svg:x="7.209cm" svg:y="8.025cm" chart:style-name="ch5">
              <text:p>Size of file (in kB)</text:p>
            </chart:title>
          </chart:axis>
          <chart:axis chart:dimension="y" chart:name="primary-y" chart:style-name="ch4">
            <chart:title svg:x="0.451cm" svg:y="5.795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B1:Sheet1.B7</svg:desc>
                </draw:g>
              </table:table-cell>
              <table:table-cell office:value-type="float" office:value="0.007">
                <text:p>0.007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5.532">
                <text:p>5.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255.459">
                <text:p>3255.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206.425">
                <text:p>1206.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747.619">
                <text:p>1747.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28.118">
                <text:p>328.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title svg:x="3.568cm" svg:y="0.316cm" chart:style-name="ch2">
          <text:p>Pcannotnest_differentTreeSpec_comparison</text:p>
        </chart:title>
        <chart:legend chart:legend-position="end" svg:x="10.934cm" svg:y="3.955cm" style:legend-expansion="high" chart:style-name="ch3"/>
        <chart:plot-area chart:style-name="ch4" table:cell-range-address="Sheet1.B1:Sheet1.D7" chart:data-source-has-labels="row" svg:x="1.331cm" svg:y="1.275cm" svg:width="9.283cm" svg:height="6.57cm">
          <chartooo:coordinate-region svg:x="2.323cm" svg:y="1.474cm" svg:width="7.919cm" svg:height="5.724cm"/>
          <chart:axis chart:dimension="x" chart:name="primary-x" chart:style-name="ch5">
            <chart:title svg:x="4.393cm" svg:y="8.025cm" chart:style-name="ch6">
              <text:p>Input File Size (in kB)</text:p>
            </chart:title>
          </chart:axis>
          <chart:axis chart:dimension="y" chart:name="primary-y" chart:style-name="ch5">
            <chart:title svg:x="0.451cm" svg:y="5.358cm" chart:style-name="ch7">
              <text:p>Time (in s)</text:p>
            </chart:title>
            <chart:grid chart:style-name="ch8" chart:class="major"/>
          </chart:axis>
          <chart:series chart:style-name="ch9" chart:values-cell-range-address="Sheet1.C1:Sheet1.C7" loext:label-string="htmlpspecfulltree_time" chart:class="chart:scatter">
            <chart:domain table:cell-range-address="Sheet1.B1:Sheet1.B7"/>
            <chart:data-point chart:repeated="7"/>
          </chart:series>
          <chart:series chart:style-name="ch10" chart:values-cell-range-address="Sheet1.D1:Sheet1.D7" loext:label-string="htmlpspecmodified_time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tmlpspecfulltree_time</text:p>
              </table:table-cell>
              <table:table-cell office:value-type="string">
                <text:p>htmlpspecmodified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B1:Sheet1.B7</svg:desc>
                </draw:g>
              </table:table-cell>
              <table:table-cell office:value-type="float" office:value="0.007">
                <text:p>0.007</text:p>
                <draw:g>
                  <svg:desc>Sheet1.C1:Sheet1.C7</svg:desc>
                </draw:g>
              </table:table-cell>
              <table:table-cell office:value-type="float" office:value="0.005">
                <text:p>0.005</text:p>
                <draw:g>
                  <svg:desc>Sheet1.D1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5.532">
                <text:p>5.53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255.459">
                <text:p>3255.45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206.425">
                <text:p>1206.42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747.619">
                <text:p>1747.61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28.118">
                <text:p>328.118</text:p>
              </table:table-cell>
              <table:table-cell office:value-type="float" office:value="0.081">
                <text:p>0.0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